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Cambria" svg:font-family="Cambria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ro1" style:family="table-row">
      <style:table-row-properties style:row-height="0.17708333333333334in" fo:break-before="auto" style:use-optimal-row-height="true"/>
    </style:style>
    <style:style style:name="ro2" style:family="table-row">
      <style:table-row-properties style:row-height="0.3125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/>
    <style:style style:name="ce22" style:family="table-cell" style:parent-style-name="Title" style:data-style-name="N-1"/>
    <style:style style:name="ce23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7" style:family="text">
      <style:text-properties style:font-name="Cambria" style:font-name-asian="Cambria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4546A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1" table:default-cell-style-name="ce15" table:number-columns-repeated="255"/>
        <table:table-row table:style-name="ro2">
          <table:table-cell table:style-name="ce22" office:value-type="string">
            <text:p>Aspose</text:p>
          </table:table-cell>
          <table:table-cell table:number-columns-repeated="254"/>
        </table:table-row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/>
        <table:table-row table:style-name="ro3">
          <table:table-cell table:style-name="ce23" office:value-type="string">
            <text:p>Evaluation Only. Created with Aspose.Cells for Java.Copyright 2003 - 2018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/>
        <table:table-row table:style-name="ro3">
          <table:table-cell table:style-name="ce23" office:value-type="string">
            <text:p>Evaluation Only. Created with Aspose.Cells for Java.Copyright 2003 - 2018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  </number:text>
    </number:number-style>
    <number:number-style style:name="N41P1" style:volatile="true">
      <number:text>- </number:text>
      <number:number number:decimal-places="0" number:min-integer-digits="1" number:grouping="true"/>
      <number:text>   </number:text>
    </number:number-style>
    <number:text-style style:name="N41P2" style:volatile="true">
      <number:text>  </number:text>
      <number:text>-  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  <number:text>€ </number:text>
    </number:number-style>
    <number:number-style style:name="N42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42P2" style:volatile="true">
      <number:text>  </number:text>
      <number:text>- </number:text>
      <number:text>€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  </number:text>
    </number:number-style>
    <number:number-style style:name="N43P1" style:volatile="true">
      <number:text>- </number:text>
      <number:number number:decimal-places="0" number:min-integer-digits="1" number:grouping="true"/>
      <number:text>   </number:text>
    </number:number-style>
    <number:text-style style:name="N43P2" style:volatile="true">
      <number:text>  </number:text>
      <number:text>-  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  <number:text>€ </number:text>
    </number:number-style>
    <number:number-style style:name="N44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44P2" style:volatile="true">
      <number:text>  </number:text>
      <number:text>- </number:text>
      <number:text>€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Title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Cambria" style:font-name-asian="Cambria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4546A" style:text-underline-style="none"/>
    </style:style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creation-date>0001-01-01T00:00:00Z</meta:creation-date>
    <dc:date>0001-01-01T00:00:00Z</dc:date>
    <meta:print-date>0001-01-01T00:00:00Z</meta:print-date>
  </office:meta>
</office:document-meta>
</file>